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-bottom="0.99pt solid #000000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none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99pt solid #000000" fo:background-color="#ff3333" style:text-align-source="fix" style:repeat-content="false" fo:border-left="none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99pt solid #000000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table:number-columns-repeated="3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5"/>
          <table:table-cell table:style-name="ce8"/>
          <table:table-cell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number-columns-repeated="2" table:style-name="ce6" office:value-type="string" calcext:value-type="string">
            <text:p>&lt;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u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&gt;</text:p>
          </table:table-cell>
          <table:table-cell table:style-name="ce6" table:number-columns-repeated="23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table:number-columns-repeated="7"/>
          <table:table-cell table:style-name="ce9"/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<text:s/></text:p>
          </table:table-cell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4"/>
          <table:table-cell table:style-name="ce6" office:value-type="string" calcext:value-type="string">
            <text:p>|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:</text:p>
          </table:table-cell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d</text:p>
          </table:table-cell>
          <table:table-cell table:style-name="ce6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9" office:value-type="string" calcext:value-type="string">
            <text:p>)</text:p>
          </table:table-cell>
          <table:table-cell table:style-name="ce11" table:number-columns-repeated="944"/>
        </table:table-row>
        <table:table-row table:style-name="ro1">
          <table:table-cell table:style-name="ce3"/>
          <table:table-cell table:style-name="ce7" table:number-columns-repeated="78"/>
          <table:table-cell table:style-name="ce10"/>
          <table:table-cell table:style-name="ce11" table:number-columns-repeated="94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0000-00-00T21:04:42.668819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30:39.005075510</meta:creation-date>
    <meta:print-date>2014-11-05T16:08:27.235740448</meta:print-date>
    <dc:date>2014-12-14T18:37:14.536824038</dc:date>
    <meta:editing-duration>P3DT22H49M14S</meta:editing-duration>
    <meta:editing-cycles>8</meta:editing-cycles>
    <meta:generator>LibreOffice/4.1.6.2$Linux_X86_64 LibreOffice_project/410$Build-2</meta:generator>
    <meta:document-statistic meta:table-count="1" meta:cell-count="1104" meta:object-count="0"/>
  </office:meta>
</office:document-meta>
</file>